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erializer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Serializer.printAttribute( String name , String value , boolean isSpecified , Attr att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MLSerializer.getEntityRef( int c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Serializer.printEscaped( String sourc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MLSerializer.printXMLChar( int c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Serializer.XML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erializer.startElement( String tagName , AttributeList attr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XMLSerializer.startElement( String namespaceURI , String localName , String rawName , Attributes attrs )</text:p>
          </table:table-cell>
          <table:table-cell office:value-type="float" office:value="41">
            <text:p text:style-name="Table_20_Contents">41</text:p>
          </table:table-cell>
          <table:table-cell office:value-type="float" office:value="47">
            <text:p text:style-name="Table_20_Contents">47</text:p>
          </table:table-cell>
          <table:table-cell office:value-type="float" office:value="115">
            <text:p text:style-name="Table_20_Contents">115</text:p>
          </table:table-cell>
        </table:table-row>
        <table:table-row>
          <table:table-cell office:value-type="string">
            <text:p text:style-name="Table_20_Contents">XMLSerializer.printText( String text , boolean preserveSpace , boolean unescape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XMLSerializer.startDocument( String rootTagNam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0">
            <text:p text:style-name="Table_20_Contents">20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XMLSerializer.serializeElement( Element elem )</text:p>
          </table:table-cell>
          <table:table-cell office:value-type="float" office:value="78">
            <text:p text:style-name="Table_20_Contents">78</text:p>
          </table:table-cell>
          <table:table-cell office:value-type="float" office:value="78">
            <text:p text:style-name="Table_20_Contents">78</text:p>
          </table:table-cell>
          <table:table-cell office:value-type="float" office:value="274">
            <text:p text:style-name="Table_20_Contents">274</text:p>
          </table:table-cell>
        </table:table-row>
        <table:table-row>
          <table:table-cell office:value-type="string">
            <text:p text:style-name="Table_20_Contents">XMLSerializer.printNamespaceAttr( String prefix ,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Serializer.setNamespaces( boolean namespa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Serializer.printText( char [ ] chars , int start , int length , boolean preserveSpace , boolean unescape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XMLSerializer.XMLSerializer( Writer writer , OutputFormat 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erializer.endElement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erializer.extractNamespaces( Attributes att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MLSerializer.endElement( String namespaceURI , String localName , String raw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Serializer.checkUnboundNamespacePrefixedNode( Node nod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XMLSerializer.endElementIO( String namespaceURI , String localName , String raw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MLSerializer.XMLSerializer( OutputStream output , OutputFormat 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erializer.setOutputFormat( OutputFormat 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erializer.XMLSerializer( OutputFormat 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